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0ff8ca"/>
    </style:style>
    <style:style style:name="P2" style:family="paragraph" style:parent-style-name="Standard">
      <style:text-properties officeooo:rsid="0013ff83" officeooo:paragraph-rsid="0013ff83"/>
    </style:style>
    <style:style style:name="P3" style:family="paragraph" style:parent-style-name="Standard">
      <style:text-properties officeooo:rsid="0015ed87" officeooo:paragraph-rsid="0015ed87"/>
    </style:style>
    <style:style style:name="P4" style:family="paragraph" style:parent-style-name="Standard">
      <style:text-properties officeooo:rsid="00176ac0" officeooo:paragraph-rsid="00176ac0"/>
    </style:style>
    <style:style style:name="P5" style:family="paragraph" style:parent-style-name="Standard">
      <style:text-properties officeooo:rsid="00181cea" officeooo:paragraph-rsid="00181cea"/>
    </style:style>
    <style:style style:name="P6" style:family="paragraph" style:parent-style-name="Standard">
      <style:text-properties officeooo:rsid="0018fe89" officeooo:paragraph-rsid="0018fe89"/>
    </style:style>
    <style:style style:name="P7" style:family="paragraph" style:parent-style-name="Standard">
      <style:text-properties officeooo:rsid="0018fe89" officeooo:paragraph-rsid="0018fe89"/>
    </style:style>
    <style:style style:name="P8" style:family="paragraph" style:parent-style-name="Standard">
      <style:text-properties officeooo:rsid="00195e33" officeooo:paragraph-rsid="00195e33"/>
    </style:style>
    <style:style style:name="P9" style:family="paragraph" style:parent-style-name="Standard">
      <style:text-properties officeooo:rsid="0019b68f" officeooo:paragraph-rsid="0019b68f"/>
    </style:style>
    <style:style style:name="T1" style:family="text">
      <style:text-properties officeooo:rsid="0010ab76"/>
    </style:style>
    <style:style style:name="T2" style:family="text">
      <style:text-properties officeooo:rsid="00176ac0"/>
    </style:style>
    <style:style style:name="T3" style:family="text">
      <style:text-properties officeooo:rsid="00181cea"/>
    </style:style>
    <style:style style:name="T4" style:family="text">
      <style:text-properties officeooo:rsid="00195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Number(“123”)</text:p>
      <text:p text:style-name="P1">MAX_VALUE //Limites da classe Number, método de classe Number.MAX_VALUE</text:p>
      <text:p text:style-name="P1">MIN_VALUE</text:p>
      <text:p text:style-name="P1">toFixed() //trata das casas decimais, devolvendo número de casas do parâmetro n.toFixed(2)</text:p>
      <text:p text:style-name="P1">toPrecision() //transforma em notação científica com a precisão passada n.toPrecision(2)</text:p>
      <text:p text:style-name="P1">toString() // consigo passar para outra base, como binário 112.toString(2)</text:p>
      <text:p text:style-name="P1">toExponential() //<text:span text:style-name="T1">converte para notação científica em base 10 sem parâmetro, o parâmetro determina a precisão</text:span></text:p>
      <text:p text:style-name="P1"/>
      <text:p text:style-name="P2">Métodos da classe Math</text:p>
      <text:p text:style-name="P2">min()</text:p>
      <text:p text:style-name="P2">max()</text:p>
      <text:p text:style-name="P2">round()</text:p>
      <text:p text:style-name="P2">floor() //arredonda para baixo</text:p>
      <text:p text:style-name="P2">ceil() //arredonda para cima</text:p>
      <text:p text:style-name="P2">pow() //primeiro parâmetro elevado ao segundo</text:p>
      <text:p text:style-name="P2">sqrt()</text:p>
      <text:p text:style-name="P2">cbrt() //raix cúbica</text:p>
      <text:p text:style-name="P2">random() // randômico de 0 a 1 com inúmeras casas decimais.</text:p>
      <text:p text:style-name="P2"/>
      <text:p text:style-name="P2"/>
      <text:p text:style-name="P3">MÉTODOS DE ARRAY</text:p>
      <text:p text:style-name="P3">var arr = [1,2,3,4,5];</text:p>
      <text:p text:style-name="P3">arr.every() //recebe uma função com três variáveis, a primeira, obrigatória. Elemento, índice, objeto interiro=array</text:p>
      <text:p text:style-name="P3">//se todos elementos passarem na função, retorna true, se um falhar, retorna falso</text:p>
      <text:p text:style-name="P3">some() //o mesmo que o anterior, mas true se tiver um só que atenda a função</text:p>
      <text:p text:style-name="P3">filter() //retorna outro array somente os elementos que satisfaçam a condição, também recebe uma função que vai checar cada elemento</text:p>
      <text:p text:style-name="P3">forEach() //<text:span text:style-name="T2">executa a função passada por parâmetro para cada elemento do array</text:span></text:p>
      <text:p text:style-name="P4">indexOf() //passa no primeiro parâmetro o que quer encontrar no array. Um segundo parâmetro possível é o índice a partir do qual deve começar a procurar incluindo o número do segundo parâmetro</text:p>
      <text:p text:style-name="P4">map() //<text:span text:style-name="T3">transforma cada elemento do array segundo a função passada</text:span></text:p>
      <text:p text:style-name="P5">concat() //junta arrays</text:p>
      <text:p text:style-name="P5">join() //transforma um array numa string, posso passar um caracter transformador join(’ – ‘)</text:p>
      <text:p text:style-name="P5">pop()</text:p>
      <text:p text:style-name="P5">push()</text:p>
      <text:p text:style-name="P5">shift()</text:p>
      <text:p text:style-name="P5">unshift()</text:p>
      <text:p text:style-name="P6">reduce() //retorna um único valor do array que pega o anterior, faz algo com o elemento e salva o resultado como o anterior do próximo posterior etc até o fim. Devolve o último resultado</text:p>
      <text:p text:style-name="P6">reduceRight() //<text:span text:style-name="T4">concatena da direita para a esquerda</text:span></text:p>
      <text:p text:style-name="P8">slice()</text:p>
      <text:p text:style-name="P9">resultado = expressao ? BlocoVerdade : blocoFalso // operador ternári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22T12:37:48.404665584</dc:date>
    <meta:editing-duration>PT1H48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91" meta:character-count="1922" meta:non-whitespace-character-count="1666"/>
  </office:meta>
</office:document-meta>
</file>